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fsRepository.getResource( String vfs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Repository.createVFS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VfsRepository.get( String srcVfsURI , File destin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fsRepository.Vfs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fsRepository.put( File source , String vfsURI , boolean overwri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fsRepository.configurePlug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fsRepository.fin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fsRepository.getVFS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fsRepository.list( String vfs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